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d Kembel</text:p>
      <text:p text:style-name="P1">Data Mining</text:p>
      <text:p text:style-name="P1"/>
      <text:p text:style-name="P2">First Clustering Experiment</text:p>
      <text:p text:style-name="P4"><text:tab/>For my first clustering experiment I chose to use only five attributes to cluster. <text:s/>These attributes were interval, patient-disposition, length of stay, admit-type, and admit-source. <text:s/>I chose these attributes because I felt that there might be some connection with the way the patient was admitted, since an emergency often means that the patient is in a more threatening condition than just walk ins, and the length of stay and patient disposition. <text:s/>I also put interval in there because if a patient is frequently admitted to the hospital with the same admit-type, maybe they will be more likely to expire.</text:p>
      <text:p text:style-name="P4"/>
      <text:p text:style-name="P4">I chose the K means clustering algorithm with 500 iterations and with both two and four centroids. <text:s/>I chose this because this is one of my first clustering experiments and I'm still learning what a good number of centroids for particular data sets are. <text:s/>Also, two centroids seemed like a good idea because there could be a direct correlation between admit-type and disposition code. <text:s/>Four centroids seemed lik a good idea because that is the number of attributes minus one (maybe having fewer clusters than attributes helps for comparison). <text:s/>Other than number of iterations, the rest of the parameters were default. <text:s/>Summary of both of the runs is as follows:</text:p>
      <text:p text:style-name="P4"/>
      <text:p text:style-name="P5">=== Run information ===</text:p>
      <text:p text:style-name="P5"/>
      <text:p text:style-name="P5">Scheme: <text:s text:c="6"/>weka.clusterers.SimpleKMeans -N 2 -A "weka.core.EuclideanDistance -R first-last" -I 500 -S 10</text:p>
      <text:p text:style-name="P5">Relation: <text:s text:c="4"/>train-a-weka.filters.unsupervised.attribute.Remove-R1-3,5-9,13-79</text:p>
      <text:p text:style-name="P5">Instances: <text:s text:c="3"/>99999</text:p>
      <text:p text:style-name="P5">Attributes: <text:s text:c="2"/>4</text:p>
      <text:p text:style-name="P5"><text:s text:c="14"/>Interval</text:p>
      <text:p text:style-name="P5"><text:s text:c="14"/>Length of Stay</text:p>
      <text:p text:style-name="P5"><text:s text:c="14"/>Admit-Type</text:p>
      <text:p text:style-name="P5"><text:s text:c="14"/>Admit-Source</text:p>
      <text:p text:style-name="P5">Test mode: <text:s text:c="3"/>evaluate on training data</text:p>
      <text:p text:style-name="P5"/>
      <text:p text:style-name="P5">=== Model and evaluation on training set ===</text:p>
      <text:p text:style-name="P5"/>
      <text:p text:style-name="P5"/>
      <text:p text:style-name="P5">kMeans</text:p>
      <text:p text:style-name="P5">======</text:p>
      <text:p text:style-name="P5"/>
      <text:p text:style-name="P5">Number of iterations: 5</text:p>
      <text:p text:style-name="P5">Within cluster sum of squared errors: 22660.138455607972</text:p>
      <text:p text:style-name="P5">Missing values globally replaced with mean/mode</text:p>
      <text:p text:style-name="P5"/>
      <text:p text:style-name="P5">Cluster centroids:</text:p>
      <text:p text:style-name="P5"><text:s text:c="30"/>Cluster#</text:p>
      <text:p text:style-name="P5">Attribute <text:s text:c="8"/>Full Data <text:s text:c="9"/>0 <text:s text:c="9"/>1</text:p>
      <text:p text:style-name="P5"><text:s text:c="20"/>(99999) <text:s text:c="3"/>(81540) <text:s text:c="3"/>(18459)</text:p>
      <text:p text:style-name="P5">=================================================</text:p>
      <text:p text:style-name="P5"><text:soft-page-break/>Interval <text:s text:c="10"/>135.3515 <text:s text:c="2"/>141.9128 <text:s text:c="2"/>106.3674</text:p>
      <text:p text:style-name="P5">Length of Stay <text:s text:c="6"/>7.8484 <text:s text:c="4"/>7.7048 <text:s text:c="5"/>8.483</text:p>
      <text:p text:style-name="P5">Admit-Type <text:s text:c="15"/>1 <text:s text:c="9"/>1 <text:s text:c="9"/>3</text:p>
      <text:p text:style-name="P5">Admit-Source <text:s text:c="13"/>7 <text:s text:c="9"/>7 <text:s text:c="9"/>1</text:p>
      <text:p text:style-name="P5"/>
      <text:p text:style-name="P5"/>
      <text:p text:style-name="P5">Clustered Instances</text:p>
      <text:p text:style-name="P5"/>
      <text:p text:style-name="P5">0 <text:s text:c="5"/>81540 ( 82%)</text:p>
      <text:p text:style-name="P5">1 <text:s text:c="5"/>18459 ( 18%)</text:p>
      <text:p text:style-name="P4"/>
      <text:p text:style-name="P6">***************************Second Run ***********************</text:p>
      <text:p text:style-name="P4"/>
      <text:p text:style-name="P5">=== Run information ===</text:p>
      <text:p text:style-name="P5"/>
      <text:p text:style-name="P5">Scheme: <text:s text:c="6"/>weka.clusterers.SimpleKMeans -N 4 -A "weka.core.EuclideanDistance -R first-last" -I 500 -S 10</text:p>
      <text:p text:style-name="P5">Relation: <text:s text:c="4"/>train-a-weka.filters.unsupervised.attribute.Remove-R1-3,5-8,13-79</text:p>
      <text:p text:style-name="P5">Instances: <text:s text:c="3"/>99999</text:p>
      <text:p text:style-name="P5">Attributes: <text:s text:c="2"/>5</text:p>
      <text:p text:style-name="P5"><text:s text:c="14"/>Interval</text:p>
      <text:p text:style-name="P5"><text:s text:c="14"/>Patient-Disposition</text:p>
      <text:p text:style-name="P5"><text:s text:c="14"/>Length of Stay</text:p>
      <text:p text:style-name="P5"><text:s text:c="14"/>Admit-Type</text:p>
      <text:p text:style-name="P5"><text:s text:c="14"/>Admit-Source</text:p>
      <text:p text:style-name="P5">Test mode: <text:s text:c="3"/>evaluate on training data</text:p>
      <text:p text:style-name="P5"/>
      <text:p text:style-name="P5">=== Model and evaluation on training set ===</text:p>
      <text:p text:style-name="P5"/>
      <text:p text:style-name="P5"/>
      <text:p text:style-name="P5">kMeans</text:p>
      <text:p text:style-name="P5">======</text:p>
      <text:p text:style-name="P5"/>
      <text:p text:style-name="P5">Number of iterations: 14</text:p>
      <text:p text:style-name="P5">Within cluster sum of squared errors: 1797.2545581151994</text:p>
      <text:p text:style-name="P5">Missing values globally replaced with mean/mode</text:p>
      <text:p text:style-name="P5"/>
      <text:p text:style-name="P5">Cluster centroids:</text:p>
      <text:p text:style-name="P5"><text:s text:c="35"/>Cluster#</text:p>
      <text:p text:style-name="P5">Attribute <text:s text:c="13"/>Full Data <text:s text:c="9"/>0 <text:s text:c="9"/>1 <text:s text:c="9"/>2 <text:s text:c="9"/>3</text:p>
      <text:p text:style-name="P5"><text:s text:c="25"/>(99999) <text:s text:c="4"/>(3283) <text:s text:c="4"/>(6086) <text:s text:c="3"/>(17099) <text:s text:c="3"/>(73531)</text:p>
      <text:p text:style-name="P5">============================================================================</text:p>
      <text:p text:style-name="P5">Interval <text:s text:c="15"/>135.3515 <text:s text:c="2"/>139.1199 <text:s text:c="3"/>65.9148 <text:s text:c="2"/>136.3612 <text:s text:c="2"/>140.6955</text:p>
      <text:p text:style-name="P5">Patient-Disposition <text:s text:c="6"/>5.0899 <text:s text:c="3"/>60.3265 <text:s text:c="4"/>3.4423 <text:s text:c="4"/>2.7802 <text:s text:c="4"/>3.2972</text:p>
      <text:p text:style-name="P5">Length of Stay <text:s text:c="11"/>7.8484 <text:s text:c="3"/>12.0064 <text:s text:c="3"/>11.7335 <text:s text:c="4"/>7.1376 <text:s text:c="4"/>7.5065</text:p>
      <text:p text:style-name="P5"><text:soft-page-break/>Admit-Type <text:s text:c="16"/>1.296 <text:s text:c="4"/>1.4024 <text:s text:c="4"/>1.7583 <text:s text:c="5"/>2.215 <text:s text:c="4"/>1.0393</text:p>
      <text:p text:style-name="P5">Admit-Source <text:s text:c="13"/>5.7777 <text:s text:c="4"/>5.4981 <text:s text:c="4"/>4.3383 <text:s text:c="4"/>1.0702 <text:s text:c="5"/>7.004</text:p>
      <text:p text:style-name="P5"/>
      <text:p text:style-name="P5"/>
      <text:p text:style-name="P5">Clustered Instances</text:p>
      <text:p text:style-name="P5"/>
      <text:p text:style-name="P5">0 <text:s text:c="6"/>3283 ( <text:s/>3%)</text:p>
      <text:p text:style-name="P5">1 <text:s text:c="6"/>6086 ( <text:s/>6%)</text:p>
      <text:p text:style-name="P5">2 <text:s text:c="5"/>17099 ( 17%)</text:p>
      <text:p text:style-name="P5">3 <text:s text:c="5"/>73531 ( 74%)</text:p>
      <text:p text:style-name="P4"/>
      <text:p text:style-name="P4"/>
      <text:p text:style-name="P4"/>
      <text:p text:style-name="P4">Results seemed pretty inconclusive. <text:s/>For both two and four centroids, the majority of the data was included in a single cluster. <text:s/>One cluster had 82% of the data points for two centroids and a solitary cluster had 74% of the data points for four centroids. <text:s/>Although, as you can see in cluster2.png, the data does fit into nice clusters for admit-source or admit-type and the patient-disposition. <text:s/>This image has four neat clusters with a bit of jitter added so that you can visualize the clusters better. <text:s/>On both admit-source and admit-type, the blue cluster consists of the upper portion of the graph. <text:s/>There may be some slight relation between the two admit attributes and patient disposition but would be hard to make a prediction of patient disposition with these two alone.</text:p>
      <text:p text:style-name="P4"/>
      <text:p text:style-name="P2">Second Clustering Experiment</text:p>
      <text:p text:style-name="P4"><text:tab/>For my second clustering experiment I chose to use 17 attributes. <text:s/>I used all the Dx attributes along with the patient-disposition attribute. <text:s/>I was hoping that maybe there would be some connection of the diagnosis of the patient with the patient disposition. <text:s/>Seemed like a rather likely connection to me.</text:p>
      <text:p text:style-name="P4"/>
      <text:p text:style-name="P4"><text:tab/>I, once again, did the K means clustering algorithm since I am most familiar with it due to all we've done with it in class. <text:s/>This time I chose to use 16 centroids, one for each Dx attribute that I included in the clustering. <text:s/>Perhaps that a combination of certain Dx codes will lead to a particular patient disposition. <text:s/>Output of the run is below.</text:p>
      <text:p text:style-name="P4"/>
      <text:p text:style-name="P5">=== Run information ===</text:p>
      <text:p text:style-name="P5"/>
      <text:p text:style-name="P5">Scheme: <text:s text:c="6"/>weka.clusterers.SimpleKMeans -N 16 -A "weka.core.EuclideanDistance -R first-last" -I 500 -S 10</text:p>
      <text:p text:style-name="P5">Relation: <text:s text:c="4"/>train-a-weka.filters.unsupervised.attribute.Remove-R1-8,10-14,31-79</text:p>
      <text:p text:style-name="P5">Instances: <text:s text:c="3"/>99999</text:p>
      <text:p text:style-name="P5">Attributes: <text:s text:c="2"/>17</text:p>
      <text:p text:style-name="P5"><text:s text:c="14"/>Patient-Disposition</text:p>
      <text:p text:style-name="P5"><text:s text:c="14"/>Principal-Dx-Code</text:p>
      <text:p text:style-name="P5"><text:s text:c="14"/>Admit-Dx-Code</text:p>
      <text:p text:style-name="P5"><text:s text:c="14"/>Other-Dx-Code-1</text:p>
      <text:p text:style-name="P5"><text:s text:c="14"/>Other-Dx-Code-2</text:p>
      <text:p text:style-name="P5"><text:s text:c="14"/>Other-Dx-Code-3</text:p>
      <text:p text:style-name="P5"><text:s text:c="14"/>Other-Dx-Code-4</text:p>
      <text:p text:style-name="P5"><text:soft-page-break/><text:s text:c="14"/>Other-Dx-Code-5</text:p>
      <text:p text:style-name="P5"><text:s text:c="14"/>Other-Dx-Code-6</text:p>
      <text:p text:style-name="P5"><text:s text:c="14"/>Other-Dx-Code-7</text:p>
      <text:p text:style-name="P5"><text:s text:c="14"/>Other-Dx-Code-8</text:p>
      <text:p text:style-name="P5"><text:s text:c="14"/>Other-Dx-Code-9</text:p>
      <text:p text:style-name="P5"><text:s text:c="14"/>Other-Dx-Code-10</text:p>
      <text:p text:style-name="P5"><text:s text:c="14"/>Other-Dx-Code-11</text:p>
      <text:p text:style-name="P5"><text:s text:c="14"/>Other-Dx-Code-12</text:p>
      <text:p text:style-name="P5"><text:s text:c="14"/>Other-Dx-Code-13</text:p>
      <text:p text:style-name="P5"><text:s text:c="14"/>Other-Dx-Code-14</text:p>
      <text:p text:style-name="P5">Test mode: <text:s text:c="3"/>evaluate on training data</text:p>
      <text:p text:style-name="P5"/>
      <text:p text:style-name="P5">=== Model and evaluation on training set ===</text:p>
      <text:p text:style-name="P5"/>
      <text:p text:style-name="P5"/>
      <text:p text:style-name="P5">kMeans</text:p>
      <text:p text:style-name="P5">======</text:p>
      <text:p text:style-name="P5"/>
      <text:p text:style-name="P5">Number of iterations: 21</text:p>
      <text:p text:style-name="P5">Within cluster sum of squared errors: 687371.9059505652</text:p>
      <text:p text:style-name="P5">Missing values globally replaced with mean/mode</text:p>
      <text:p text:style-name="P5"/>
      <text:p text:style-name="P5">Cluster centroids:</text:p>
      <text:p text:style-name="P5"><text:s text:c="35"/>Cluster#</text:p>
      <text:p text:style-name="P5">Attribute <text:s text:c="13"/>Full Data <text:s text:c="9"/>0 <text:s text:c="9"/>1 <text:s text:c="9"/>2 <text:s text:c="9"/>3 <text:s text:c="9"/>4 <text:s text:c="9"/>5 <text:s text:c="9"/>6 <text:s text:c="9"/>7 <text:s text:c="9"/>8 <text:s text:c="9"/>9 <text:s text:c="8"/>10 <text:s text:c="8"/>11 <text:s text:c="8"/>12 <text:s text:c="8"/>13 <text:s text:c="8"/>14 <text:s text:c="8"/>15</text:p>
      <text:p text:style-name="P5"><text:s text:c="25"/>(99999) <text:s text:c="4"/>(4493) <text:s text:c="4"/>(4816) <text:s text:c="4"/>(3734) <text:s text:c="4"/>(2187) <text:s text:c="3"/>(19636) <text:s text:c="4"/>(4885) <text:s text:c="4"/>(1704) <text:s text:c="4"/>(4806) <text:s text:c="4"/>(8685) <text:s text:c="4"/>(1930) <text:s text:c="4"/>(2639) <text:s text:c="4"/>(2813) <text:s text:c="4"/>(1481) <text:s text:c="3"/>(24178) <text:s text:c="4"/>(3327) <text:s text:c="4"/>(8685)</text:p>
      <text:p text:style-name="P5">================================================================================================================================================================================================================</text:p>
      <text:p text:style-name="P5">Patient-Disposition <text:s text:c="6"/>5.0899 <text:s text:c="4"/>4.5426 <text:s text:c="4"/>3.8762 <text:s text:c="4"/>5.0873 <text:s text:c="4"/>6.8221 <text:s text:c="4"/>3.7718 <text:s text:c="4"/>4.3756 <text:s text:c="4"/>6.4184 <text:s text:c="4"/>6.8799 <text:s text:c="4"/>3.4804 <text:s text:c="4"/>4.5705 <text:s text:c="4"/>7.2956 <text:s text:c="4"/>9.8973 <text:s text:c="4"/>9.8589 <text:s text:c="4"/>3.2436 <text:s text:c="3"/>23.6895 <text:s text:c="4"/>4.4406</text:p>
      <text:p text:style-name="P5">Principal-Dx-Code <text:s text:c="4"/>26999.5876 12838.0022 26680.1763 35834.4954 <text:s/>34950.492 43354.8108 47540.6014 26924.5769 18784.3242 26529.5572 21190.6746 13862.2706 21006.3466 32655.4585 10863.4295 21582.8344 38457.4436</text:p>
      <text:p text:style-name="P5">Admit-Dx-Code <text:s text:c="8"/>28319.7758 15163.6664 51451.2623 24834.2994 29271.2698 52192.2037 68984.5269 <text:s/>55409.956 13562.5243 26657.6169 28905.9347 13319.0652 19262.5062 37135.1789 <text:s text:c="2"/>7771.416 26258.3484 15077.2809</text:p>
      <text:p text:style-name="P5">Other-Dx-Code-1 <text:s text:c="10"/>4280.0 <text:s text:c="3"/>42731.0 <text:s text:c="4"/>4019.0 <text:s text:c="3"/>42731.0 <text:s text:c="3"/>49121.0 <text:s text:c="4"/>4280.0 <text:s text:c="3"/>42731.0 <text:s text:c="4"/>5856.0 <text:s text:c="4"/>4280.0 <text:s text:c="4"/>4019.0 <text:s text:c="3"/>42731.0 <text:s text:c="4"/>5990.0 <text:s text:c="3"/>40391.0 <text:s text:c="3"/>40391.0 <text:s text:c="3"/>25000.0 <text:s text:c="3"/>42731.0 <text:s text:c="3"/>42731.0</text:p>
      <text:p text:style-name="P5">Other-Dx-Code-2 <text:s text:c="10"/>4280.0 <text:s text:c="3"/>42731.0 <text:s text:c="3"/>40391.0 <text:s text:c="4"/>4280.0 <text:s text:c="5"/>486.0 <text:s text:c="4"/>4280.0 <text:s text:c="3"/>42731.0 <text:s text:c="3"/>40391.0 <text:s text:c="3"/>51881.0 <text:s text:c="4"/>4019.0 <text:s text:c="5"/>496.0 <text:s text:c="3"/>40391.0 <text:s text:c="4"/>4280.0 <text:s text:c="4"/>5849.0 <text:s text:c="4"/>4280.0 <text:s text:c="3"/>42731.0 <text:s text:c="3"/>42731.0</text:p>
      <text:p text:style-name="P5">Other-Dx-Code-3 <text:s text:c="10"/>4019.0 <text:s text:c="4"/>5990.0 <text:s text:c="3"/>25000.0 <text:s text:c="5"/>V4581 <text:s text:c="3"/>25000.0 <text:s text:c="4"/>4019.0 <text:s text:c="4"/>4019.0 <text:s text:c="4"/>4280.0 <text:s text:c="5"/>496.0 <text:s text:c="3"/>25000.0 <text:s text:c="3"/>41401.0 <text:s text:c="3"/>42731.0 <text:s text:c="4"/>4280.0 <text:s text:c="4"/>4254.0 <text:s text:c="4"/>4019.0 <text:s text:c="4"/>4019.0 <text:s text:c="4"/>4280.0</text:p>
      <text:p text:style-name="P5">Other-Dx-Code-4 <text:s text:c="10"/>4019.0 <text:s text:c="5"/>496.0 <text:s text:c="4"/>4280.0 <text:s text:c="3"/>41400.0 <text:s text:c="4"/>4280.0 <text:s text:c="4"/>4019.0 <text:s text:c="4"/>4019.0 <text:s text:c="3"/>42731.0 <text:s text:c="4"/><text:soft-page-break/>4280.0 <text:s text:c="3"/>25000.0 <text:s text:c="4"/>4019.0 <text:s text:c="4"/>4280.0 <text:s text:c="3"/>42731.0 <text:s text:c="4"/>4280.0 <text:s text:c="4"/>4019.0 <text:s text:c="4"/>4019.0 <text:s text:c="4"/>4280.0</text:p>
      <text:p text:style-name="P5">Other-Dx-Code-5 <text:s text:c="10"/>4019.0 <text:s text:c="3"/>41400.0 <text:s text:c="3"/>41401.0 <text:s text:c="4"/>4019.0 <text:s text:c="4"/>4280.0 <text:s text:c="4"/>4019.0 <text:s text:c="3"/>41401.0 <text:s text:c="6"/>V451 <text:s text:c="4"/>4280.0 <text:s text:c="4"/>4019.0 <text:s text:c="3"/>25000.0 <text:s text:c="4"/>4280.0 <text:s text:c="3"/>42731.0 <text:s text:c="4"/>4280.0 <text:s text:c="4"/>4019.0 <text:s text:c="4"/>4019.0 <text:s text:c="4"/>4019.0</text:p>
      <text:p text:style-name="P5">Other-Dx-Code-6 <text:s text:c="10"/>4019.0 <text:s text:c="5"/>V4581 <text:s text:c="5"/>V4582 <text:s text:c="3"/>25000.0 <text:s text:c="4"/>4280.0 <text:s text:c="4"/>4019.0 <text:s text:c="4"/>3051.0 <text:s text:c="3"/>41401.0 <text:s text:c="3"/>42731.0 <text:s text:c="4"/>4019.0 <text:s text:c="5"/>311.0 <text:s text:c="3"/>25000.0 <text:s text:c="4"/>5990.0 <text:s text:c="4"/>4280.0 <text:s text:c="4"/>4019.0 <text:s text:c="4"/>4019.0 <text:s text:c="4"/>4019.0</text:p>
      <text:p text:style-name="P5">Other-Dx-Code-7 <text:s text:c="10"/>4019.0 <text:s text:c="3"/>25000.0 <text:s text:c="4"/>4019.0 <text:s text:c="3"/>41401.0 <text:s text:c="4"/>2449.0 <text:s text:c="4"/>4019.0 <text:s text:c="4"/>4019.0 <text:s text:c="3"/>41401.0 <text:s text:c="3"/>41401.0 <text:s text:c="4"/>4019.0 <text:s text:c="4"/>2449.0 <text:s text:c="4"/>2720.0 <text:s text:c="3"/>41401.0 <text:s text:c="3"/>42731.0 <text:s text:c="4"/>4019.0 <text:s text:c="4"/>4019.0 <text:s text:c="4"/>4019.0</text:p>
      <text:p text:style-name="P5">Other-Dx-Code-8 <text:s text:c="10"/>4019.0 <text:s text:c="4"/>4019.0 <text:s text:c="4"/>4019.0 <text:s text:c="4"/>2724.0 <text:s text:c="3"/>41401.0 <text:s text:c="4"/>4019.0 <text:s text:c="4"/>4019.0 <text:s text:c="3"/>25000.0 <text:s text:c="4"/>4019.0 <text:s text:c="4"/>4019.0 <text:s text:c="3"/>53081.0 <text:s text:c="3"/>41401.0 <text:s text:c="3"/>25000.0 <text:s text:c="3"/>25000.0 <text:s text:c="4"/>4019.0 <text:s text:c="4"/>4019.0 <text:s text:c="4"/>4019.0</text:p>
      <text:p text:style-name="P5">Other-Dx-Code-9 <text:s text:c="10"/>4019.0 <text:s text:c="4"/>4019.0 <text:s text:c="4"/>4019.0 <text:s text:c="4"/>4019.0 <text:s text:c="4"/>4019.0 <text:s text:c="4"/>4019.0 <text:s text:c="4"/>4019.0 <text:s text:c="3"/>41401.0 <text:s text:c="4"/>4019.0 <text:s text:c="4"/>4019.0 <text:s text:c="5"/>V1582 <text:s text:c="4"/>2948.0 <text:s text:c="3"/>41401.0 <text:s text:c="3"/>41401.0 <text:s text:c="4"/>4019.0 <text:s text:c="4"/>4019.0 <text:s text:c="4"/>4019.0</text:p>
      <text:p text:style-name="P5">Other-Dx-Code-10 <text:s text:c="9"/>4019.0 <text:s text:c="4"/>4019.0 <text:s text:c="4"/>4019.0 <text:s text:c="4"/>4019.0 <text:s text:c="4"/>4019.0 <text:s text:c="4"/>4019.0 <text:s text:c="4"/>4019.0 <text:s text:c="3"/>41401.0 <text:s text:c="4"/>4019.0 <text:s text:c="4"/>4019.0 <text:s text:c="4"/>4019.0 <text:s text:c="4"/>2859.0 <text:s text:c="3"/>25000.0 <text:s text:c="3"/>25000.0 <text:s text:c="4"/>4019.0 <text:s text:c="4"/>4019.0 <text:s text:c="4"/>4019.0</text:p>
      <text:p text:style-name="P5">Other-Dx-Code-11 <text:s text:c="9"/>4019.0 <text:s text:c="4"/>4019.0 <text:s text:c="4"/>4019.0 <text:s text:c="4"/>4019.0 <text:s text:c="4"/>4019.0 <text:s text:c="4"/>4019.0 <text:s text:c="4"/>4019.0 <text:s text:c="4"/>2449.0 <text:s text:c="4"/>4019.0 <text:s text:c="4"/>4019.0 <text:s text:c="4"/>4019.0 <text:s text:c="4"/>4019.0 <text:s text:c="4"/>4019.0 <text:s text:c="3"/>41401.0 <text:s text:c="4"/>4019.0 <text:s text:c="4"/>4019.0 <text:s text:c="4"/>4019.0</text:p>
      <text:p text:style-name="P5">Other-Dx-Code-12 <text:s text:c="9"/>4019.0 <text:s text:c="4"/>4019.0 <text:s text:c="4"/>4019.0 <text:s text:c="4"/>4019.0 <text:s text:c="4"/>4019.0 <text:s text:c="4"/>4019.0 <text:s text:c="4"/>4019.0 <text:s text:c="4"/>4019.0 <text:s text:c="4"/>4019.0 <text:s text:c="4"/>4019.0 <text:s text:c="4"/>4019.0 <text:s text:c="4"/>4019.0 <text:s text:c="4"/>4019.0 <text:s text:c="5"/>412.0 <text:s text:c="4"/>4019.0 <text:s text:c="4"/>4019.0 <text:s text:c="4"/>4019.0</text:p>
      <text:p text:style-name="P5">Other-Dx-Code-13 <text:s text:c="9"/>4019.0 <text:s text:c="4"/>4019.0 <text:s text:c="4"/>4019.0 <text:s text:c="4"/>4019.0 <text:s text:c="4"/>4019.0 <text:s text:c="4"/>4019.0 <text:s text:c="4"/>4019.0 <text:s text:c="4"/>4019.0 <text:s text:c="4"/>4019.0 <text:s text:c="4"/>4019.0 <text:s text:c="4"/>4019.0 <text:s text:c="4"/>4019.0 <text:s text:c="4"/>4019.0 <text:s text:c="4"/>4019.0 <text:s text:c="4"/>4019.0 <text:s text:c="4"/>4019.0 <text:s text:c="4"/>4019.0</text:p>
      <text:p text:style-name="P5">Other-Dx-Code-14 <text:s text:c="10"/>V4581 <text:s text:c="5"/>V4581 <text:s text:c="5"/>V4581 <text:s text:c="5"/>V4581 <text:s text:c="5"/>V4581 <text:s text:c="5"/>V4581 <text:s text:c="5"/>V4581 <text:s text:c="5"/>V4581 <text:s text:c="5"/>V4581 <text:s text:c="5"/>V4581 <text:s text:c="5"/>V4581 <text:s text:c="5"/>V4581 <text:s text:c="5"/>V4581 <text:s text:c="5"/>V4581 <text:s text:c="5"/>V4581 <text:s text:c="5"/>V4581 <text:s text:c="5"/>V4581</text:p>
      <text:p text:style-name="P5"/>
      <text:p text:style-name="P5"/>
      <text:p text:style-name="P5">Clustered Instances</text:p>
      <text:p text:style-name="P5"/>
      <text:p text:style-name="P5"><text:s/>0 <text:s text:c="6"/>4493 ( <text:s/>4%)</text:p>
      <text:p text:style-name="P5"><text:s/>1 <text:s text:c="6"/>4816 ( <text:s/>5%)</text:p>
      <text:p text:style-name="P5"><text:s/>2 <text:s text:c="6"/>3734 ( <text:s/>4%)</text:p>
      <text:p text:style-name="P5"><text:s/>3 <text:s text:c="6"/>2187 ( <text:s/>2%)</text:p>
      <text:p text:style-name="P5"><text:s/>4 <text:s text:c="5"/>19636 ( 20%)</text:p>
      <text:p text:style-name="P5"><text:s/>5 <text:s text:c="6"/>4885 ( <text:s/>5%)</text:p>
      <text:p text:style-name="P5"><text:s/>6 <text:s text:c="6"/>1704 ( <text:s/>2%)</text:p>
      <text:p text:style-name="P5"><text:s/>7 <text:s text:c="6"/>4806 ( <text:s/>5%)</text:p>
      <text:p text:style-name="P5"><text:s/>8 <text:s text:c="6"/>8685 ( <text:s/>9%)</text:p>
      <text:p text:style-name="P5"><text:s/>9 <text:s text:c="6"/>1930 ( <text:s/>2%)</text:p>
      <text:p text:style-name="P5">10 <text:s text:c="6"/>2639 ( <text:s/>3%)</text:p>
      <text:p text:style-name="P5">11 <text:s text:c="6"/>2813 ( <text:s/>3%)</text:p>
      <text:p text:style-name="P5">12 <text:s text:c="6"/>1481 ( <text:s/>1%)</text:p>
      <text:p text:style-name="P5">13 <text:s text:c="5"/>24178 ( 24%)</text:p>
      <text:p text:style-name="P5">14 <text:s text:c="6"/>3327 ( <text:s/>3%)</text:p>
      <text:p text:style-name="P5">15 <text:s text:c="6"/>8685 ( <text:s/>9%)</text:p>
      <text:p text:style-name="P5"><text:s/></text:p>
      <text:p text:style-name="P3">Results</text:p>
      <text:p text:style-name="P4"><text:tab/>So it turns out, as seen in cluster3.png, that 16 different centroids for this choice of attributes is not a good idea. <text:s text:c="3"/>All of the clusters are less than 10% except for two particular clusters which contain over 20% of the data (this led me to believe that maybe two centroids would be a better choice in which I do that experiment next). <text:s/>The visualization is just a mess with different clusters everywhere and you <text:soft-page-break/>can't identify any specific clustering. <text:s/>No conclusive results from this run so now I will try the same attributes but with only two centroids. <text:s/>Below is the results.</text:p>
      <text:p text:style-name="P4"/>
      <text:p text:style-name="P5">=== Run information ===</text:p>
      <text:p text:style-name="P5"/>
      <text:p text:style-name="P5">Scheme: <text:s text:c="6"/>weka.clusterers.SimpleKMeans -N 2 -A "weka.core.EuclideanDistance -R first-last" -I 500 -S 10</text:p>
      <text:p text:style-name="P5">Relation: <text:s text:c="4"/>train-a-weka.filters.unsupervised.attribute.Remove-R1-8,10-14,31-79</text:p>
      <text:p text:style-name="P5">Instances: <text:s text:c="3"/>99999</text:p>
      <text:p text:style-name="P5">Attributes: <text:s text:c="2"/>17</text:p>
      <text:p text:style-name="P5"><text:s text:c="14"/>Patient-Disposition</text:p>
      <text:p text:style-name="P5"><text:s text:c="14"/>Principal-Dx-Code</text:p>
      <text:p text:style-name="P5"><text:s text:c="14"/>Admit-Dx-Code</text:p>
      <text:p text:style-name="P5"><text:s text:c="14"/>Other-Dx-Code-1</text:p>
      <text:p text:style-name="P5"><text:s text:c="14"/>Other-Dx-Code-2</text:p>
      <text:p text:style-name="P5"><text:s text:c="14"/>Other-Dx-Code-3</text:p>
      <text:p text:style-name="P5"><text:s text:c="14"/>Other-Dx-Code-4</text:p>
      <text:p text:style-name="P5"><text:s text:c="14"/>Other-Dx-Code-5</text:p>
      <text:p text:style-name="P5"><text:s text:c="14"/>Other-Dx-Code-6</text:p>
      <text:p text:style-name="P5"><text:s text:c="14"/>Other-Dx-Code-7</text:p>
      <text:p text:style-name="P5"><text:s text:c="14"/>Other-Dx-Code-8</text:p>
      <text:p text:style-name="P5"><text:s text:c="14"/>Other-Dx-Code-9</text:p>
      <text:p text:style-name="P5"><text:s text:c="14"/>Other-Dx-Code-10</text:p>
      <text:p text:style-name="P5"><text:s text:c="14"/>Other-Dx-Code-11</text:p>
      <text:p text:style-name="P5"><text:s text:c="14"/>Other-Dx-Code-12</text:p>
      <text:p text:style-name="P5"><text:s text:c="14"/>Other-Dx-Code-13</text:p>
      <text:p text:style-name="P5"><text:s text:c="14"/>Other-Dx-Code-14</text:p>
      <text:p text:style-name="P5">Test mode: <text:s text:c="3"/>evaluate on training data</text:p>
      <text:p text:style-name="P5"/>
      <text:p text:style-name="P5">=== Model and evaluation on training set ===</text:p>
      <text:p text:style-name="P5"/>
      <text:p text:style-name="P5"/>
      <text:p text:style-name="P5">kMeans</text:p>
      <text:p text:style-name="P5">======</text:p>
      <text:p text:style-name="P5"/>
      <text:p text:style-name="P5">Number of iterations: 13</text:p>
      <text:p text:style-name="P5">Within cluster sum of squared errors: 735566.1269642422</text:p>
      <text:p text:style-name="P5">Missing values globally replaced with mean/mode</text:p>
      <text:p text:style-name="P5"/>
      <text:p text:style-name="P5">Cluster centroids:</text:p>
      <text:p text:style-name="P5"><text:s text:c="35"/>Cluster#</text:p>
      <text:p text:style-name="P5">Attribute <text:s text:c="13"/>Full Data <text:s text:c="9"/>0 <text:s text:c="9"/>1</text:p>
      <text:p text:style-name="P5"><text:s text:c="25"/>(99999) <text:s text:c="3"/>(61949) <text:s text:c="3"/>(38050)</text:p>
      <text:p text:style-name="P5">======================================================</text:p>
      <text:p text:style-name="P5">Patient-Disposition <text:s text:c="6"/>5.0899 <text:s text:c="4"/>5.0902 <text:s text:c="4"/>5.0894</text:p>
      <text:p text:style-name="P5">Principal-Dx-Code <text:s text:c="4"/>26999.5876 17328.6529 42744.7843</text:p>
      <text:p text:style-name="P5">Admit-Dx-Code <text:s text:c="8"/>28319.7758 10637.0188 57108.9772</text:p>
      <text:p text:style-name="P5"><text:soft-page-break/>Other-Dx-Code-1 <text:s text:c="10"/>4280.0 <text:s text:c="4"/>4280.0 <text:s text:c="4"/>4019.0</text:p>
      <text:p text:style-name="P5">Other-Dx-Code-2 <text:s text:c="10"/>4280.0 <text:s text:c="4"/>4280.0 <text:s text:c="4"/>4280.0</text:p>
      <text:p text:style-name="P5">Other-Dx-Code-3 <text:s text:c="10"/>4019.0 <text:s text:c="4"/>4019.0 <text:s text:c="4"/>4019.0</text:p>
      <text:p text:style-name="P5">Other-Dx-Code-4 <text:s text:c="10"/>4019.0 <text:s text:c="4"/>4019.0 <text:s text:c="4"/>4019.0</text:p>
      <text:p text:style-name="P5">Other-Dx-Code-5 <text:s text:c="10"/>4019.0 <text:s text:c="4"/>4019.0 <text:s text:c="4"/>4019.0</text:p>
      <text:p text:style-name="P5">Other-Dx-Code-6 <text:s text:c="10"/>4019.0 <text:s text:c="4"/>4019.0 <text:s text:c="4"/>4019.0</text:p>
      <text:p text:style-name="P5">Other-Dx-Code-7 <text:s text:c="10"/>4019.0 <text:s text:c="4"/>4019.0 <text:s text:c="4"/>4019.0</text:p>
      <text:p text:style-name="P5">Other-Dx-Code-8 <text:s text:c="10"/>4019.0 <text:s text:c="4"/>4019.0 <text:s text:c="4"/>4019.0</text:p>
      <text:p text:style-name="P5">Other-Dx-Code-9 <text:s text:c="10"/>4019.0 <text:s text:c="4"/>4019.0 <text:s text:c="4"/>4019.0</text:p>
      <text:p text:style-name="P5">Other-Dx-Code-10 <text:s text:c="9"/>4019.0 <text:s text:c="4"/>4019.0 <text:s text:c="4"/>4019.0</text:p>
      <text:p text:style-name="P5">Other-Dx-Code-11 <text:s text:c="9"/>4019.0 <text:s text:c="4"/>4019.0 <text:s text:c="4"/>4019.0</text:p>
      <text:p text:style-name="P5">Other-Dx-Code-12 <text:s text:c="9"/>4019.0 <text:s text:c="4"/>4019.0 <text:s text:c="4"/>4019.0</text:p>
      <text:p text:style-name="P5">Other-Dx-Code-13 <text:s text:c="9"/>4019.0 <text:s text:c="4"/>4019.0 <text:s text:c="4"/>4019.0</text:p>
      <text:p text:style-name="P5">Other-Dx-Code-14 <text:s text:c="10"/>V4581 <text:s text:c="5"/>V4581 <text:s text:c="5"/>V4581</text:p>
      <text:p text:style-name="P5"/>
      <text:p text:style-name="P5"/>
      <text:p text:style-name="P5">Clustered Instances</text:p>
      <text:p text:style-name="P5"/>
      <text:p text:style-name="P5">0 <text:s text:c="5"/>61949 ( 62%)</text:p>
      <text:p text:style-name="P5">1 <text:s text:c="5"/>38050 ( 38%)</text:p>
      <text:p text:style-name="P5"/>
      <text:p text:style-name="P4"/>
      <text:p text:style-name="P3">Results</text:p>
      <text:p text:style-name="P4"><text:s/><text:tab/>Cluster4.png shows some visual results of the clustering. <text:s/>It turns out that only two centroids was a much better choice. <text:s/>We can see from the visualization that there seems to be two distinct clusters here. <text:s/>It was also observed that there seemed to be this same clustering effect for admit-dx and every other Dx code which gives the impression that the admit-dx attribute might be a related to all the other attributes in the data set. <text:s/>The principal-dx code also has the same clusters but the clusters are not as distinct, as shown in cluster5.png. <text:s/>There may be some correlation between admit-dx and principal-dx with the rest of the attributes chos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2T22:23:27</meta:creation-date>
    <dc:date>2009-10-12T23:31:11</dc:date>
    <meta:editing-duration>PT01H02M44S</meta:editing-duration>
    <meta:editing-cycles>10</meta:editing-cycles>
    <meta:generator>OpenOffice.org/3.0$Unix OpenOffice.org_project/300m15$Build-9379</meta:generator>
    <meta:document-statistic meta:table-count="0" meta:image-count="0" meta:object-count="0" meta:page-count="7" meta:paragraph-count="197" meta:word-count="1559" meta:character-count="14180"/>
    <meta:user-defined meta:name="Info 1"/>
    <meta:user-defined meta:name="Info 2"/>
    <meta:user-defined meta:name="Info 3"/>
    <meta:user-defined meta:name="Info 4"/>
  </office:meta>
</office:document-meta>
</file>